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616" officeooo:paragraph-rsid="00058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7:33.818921323</meta:creation-date>
    <dc:date>2018-10-20T18:58:04.955093814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6.2$Linux_X86_64 LibreOffice_project/00m0$Build-2</meta:generator>
  </office:meta>
</office:document-meta>
</file>